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float" office:value="2000">
            <text:p>2000</text:p>
          </table:table-cell>
          <table:table-cell office:value-type="float" office:value="368028">
            <text:p>368028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1">
            <text:p>2001</text:p>
          </table:table-cell>
          <table:table-cell office:value-type="float" office:value="363220">
            <text:p>36322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2">
            <text:p>2002</text:p>
          </table:table-cell>
          <table:table-cell office:value-type="float" office:value="359486">
            <text:p>359486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3">
            <text:p>2003</text:p>
          </table:table-cell>
          <table:table-cell office:value-type="float" office:value="365230">
            <text:p>36523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4">
            <text:p>2004</text:p>
          </table:table-cell>
          <table:table-cell office:value-type="float" office:value="363522">
            <text:p>363522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5">
            <text:p>2005</text:p>
          </table:table-cell>
          <table:table-cell office:value-type="float" office:value="368285">
            <text:p>368285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6">
            <text:p>2006</text:p>
          </table:table-cell>
          <table:table-cell office:value-type="float" office:value="369686">
            <text:p>369686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7">
            <text:p>2007</text:p>
          </table:table-cell>
          <table:table-cell office:value-type="float" office:value="377226">
            <text:p>377226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8">
            <text:p>2008</text:p>
          </table:table-cell>
          <table:table-cell office:value-type="float" office:value="379399">
            <text:p>379399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09">
            <text:p>2009</text:p>
          </table:table-cell>
          <table:table-cell office:value-type="float" office:value="384940">
            <text:p>38494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0">
            <text:p>2010</text:p>
          </table:table-cell>
          <table:table-cell office:value-type="float" office:value="378478">
            <text:p>378478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1">
            <text:p>2011</text:p>
          </table:table-cell>
          <table:table-cell office:value-type="float" office:value="375501">
            <text:p>375501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2">
            <text:p>2012</text:p>
          </table:table-cell>
          <table:table-cell office:value-type="float" office:value="384788">
            <text:p>384788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3">
            <text:p>2013</text:p>
          </table:table-cell>
          <table:table-cell office:value-type="float" office:value="387312">
            <text:p>387312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4">
            <text:p>2014</text:p>
          </table:table-cell>
          <table:table-cell office:value-type="float" office:value="376467">
            <text:p>376467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5">
            <text:p>2015</text:p>
          </table:table-cell>
          <table:table-cell office:value-type="float" office:value="394921">
            <text:p>394921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6">
            <text:p>2016</text:p>
          </table:table-cell>
          <table:table-cell office:value-type="float" office:value="388009">
            <text:p>388009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7">
            <text:p>2017</text:p>
          </table:table-cell>
          <table:table-cell office:value-type="float" office:value="402852">
            <text:p>402852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8">
            <text:p>2018</text:p>
          </table:table-cell>
          <table:table-cell office:value-type="float" office:value="414200">
            <text:p>414200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19">
            <text:p>2019</text:p>
          </table:table-cell>
          <table:table-cell office:value-type="float" office:value="409709">
            <text:p>409709</text:p>
          </table:table-cell>
          <table:table-cell table:number-columns-repeated="9"/>
        </table:table-row>
        <table:table-row table:style-name="ro1">
          <table:table-cell office:value-type="string">
            <text:p>PL</text:p>
          </table:table-cell>
          <table:table-cell office:value-type="float" office:value="2020">
            <text:p>2020</text:p>
          </table:table-cell>
          <table:table-cell office:value-type="float" office:value="477355">
            <text:p>477355</text:p>
          </table:table-cell>
          <table:table-cell table:formula="of:=FORECAST([.B22];[.$C$17:.$C$21];[.$B$17:.$B$21])" office:value-type="float" office:value="418668.3">
            <text:p>418668,3</text:p>
          </table:table-cell>
          <table:table-cell table:formula="of:=ROUND([.D22];0)" office:value-type="float" office:value="418668">
            <text:p>418668</text:p>
          </table:table-cell>
          <table:table-cell table:formula="of:=[.C22]-[.E22]" office:value-type="float" office:value="58687">
            <text:p>58687</text:p>
          </table:table-cell>
          <table:table-cell table:formula="of:=[.F22]/[.E22]*100" office:value-type="float" office:value="14.0175508995194">
            <text:p>14,0175508995</text:p>
          </table:table-cell>
          <table:table-cell table:formula="of:=ROUND([.F45]-[.F47];0)" office:value-type="float" office:value="386735">
            <text:p>386735</text:p>
          </table:table-cell>
          <table:table-cell table:formula="of:=ROUND([.F45]+[.F47];0)" office:value-type="float" office:value="450602">
            <text:p>450602</text:p>
          </table:table-cell>
          <table:table-cell table:formula="of:=[.C22]-[.I22]" office:value-type="float" office:value="26753">
            <text:p>26753</text:p>
          </table:table-cell>
          <table:table-cell table:formula="of:=[.C22]-[.H22]" office:value-type="float" office:value="90620">
            <text:p>90620</text:p>
          </table:table-cell>
          <table:table-cell/>
        </table:table-row>
        <table:table-row table:style-name="ro1">
          <table:table-cell office:value-type="string">
            <text:p>PL</text:p>
          </table:table-cell>
          <table:table-cell office:value-type="float" office:value="2021">
            <text:p>2021</text:p>
          </table:table-cell>
          <table:table-cell office:value-type="float" office:value="519517">
            <text:p>519517</text:p>
          </table:table-cell>
          <table:table-cell table:formula="of:=FORECAST([.B23];[.$C$17:.$C$21];[.$B$17:.$B$21])" office:value-type="float" office:value="424245">
            <text:p>424245</text:p>
          </table:table-cell>
          <table:table-cell table:formula="of:=ROUND([.D23];0)" office:value-type="float" office:value="424245">
            <text:p>424245</text:p>
          </table:table-cell>
          <table:table-cell table:formula="of:=[.C23]-[.E23]" office:value-type="float" office:value="95272">
            <text:p>95272</text:p>
          </table:table-cell>
          <table:table-cell table:formula="of:=[.F23]/[.E23]*100" office:value-type="float" office:value="22.4568350835013">
            <text:p>22,4568350835</text:p>
          </table:table-cell>
          <table:table-cell table:formula="of:=ROUND([.F53]-[.F55];0)" office:value-type="float" office:value="387371">
            <text:p>387371</text:p>
          </table:table-cell>
          <table:table-cell table:formula="of:=ROUND([.F53]+[.F55];0)" office:value-type="float" office:value="461119">
            <text:p>461119</text:p>
          </table:table-cell>
          <table:table-cell table:formula="of:=[.C23]-[.I23]" office:value-type="float" office:value="58398">
            <text:p>58398</text:p>
          </table:table-cell>
          <table:table-cell table:formula="of:=[.C23]-[.H23]" office:value-type="float" office:value="132146">
            <text:p>132146</text:p>
          </table:table-cell>
          <table:table-cell/>
        </table:table-row>
        <table:table-row table:style-name="ro1">
          <table:table-cell office:value-type="string">
            <text:p>PL</text:p>
          </table:table-cell>
          <table:table-cell office:value-type="float" office:value="2022">
            <text:p>2022</text:p>
          </table:table-cell>
          <table:table-cell office:value-type="float" office:value="448400">
            <text:p>448400</text:p>
          </table:table-cell>
          <table:table-cell table:formula="of:=FORECAST([.B24];[.$C$17:.$C$21];[.$B$17:.$B$21])" office:value-type="float" office:value="429821.7">
            <text:p>429821,7</text:p>
          </table:table-cell>
          <table:table-cell table:formula="of:=ROUND([.D24];0)" office:value-type="float" office:value="429822">
            <text:p>429822</text:p>
          </table:table-cell>
          <table:table-cell table:formula="of:=[.C24]-[.E24]" office:value-type="float" office:value="18578">
            <text:p>18578</text:p>
          </table:table-cell>
          <table:table-cell table:formula="of:=[.F24]/[.E24]*100" office:value-type="float" office:value="4.322254328536">
            <text:p>4,3222543285</text:p>
          </table:table-cell>
          <table:table-cell table:formula="of:=ROUND([.F61]-[.F63];0)" office:value-type="float" office:value="387434">
            <text:p>387434</text:p>
          </table:table-cell>
          <table:table-cell table:formula="of:=ROUND([.F61]+[.F63];0)" office:value-type="float" office:value="472210">
            <text:p>472210</text:p>
          </table:table-cell>
          <table:table-cell table:formula="of:=[.C24]-[.I24]" office:value-type="float" office:value="-23810">
            <text:p>-23810</text:p>
          </table:table-cell>
          <table:table-cell table:formula="of:=[.C24]-[.H24]" office:value-type="float" office:value="60966">
            <text:p>60966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445272">
            <text:p>1445272</text:p>
          </table:table-cell>
          <table:table-cell/>
          <table:table-cell table:formula="of:=SUM([.E22:.E24])" office:value-type="float" office:value="1272735">
            <text:p>1272735</text:p>
          </table:table-cell>
          <table:table-cell table:formula="of:=SUM([.F22:.F24])" office:value-type="float" office:value="172537">
            <text:p>172537</text:p>
          </table:table-cell>
          <table:table-cell table:formula="of:=[.F25]/[.E25]*100" office:value-type="float" office:value="13.556396264737">
            <text:p>13,5563962647</text:p>
          </table:table-cell>
          <table:table-cell table:formula="of:=SUM([.H22:.H24])" office:value-type="float" office:value="1161540">
            <text:p>1161540</text:p>
          </table:table-cell>
          <table:table-cell table:formula="of:=SUM([.I22:.I24])" office:value-type="float" office:value="1383931">
            <text:p>1383931</text:p>
          </table:table-cell>
          <table:table-cell table:formula="of:=SUM([.J22:.J24])" office:value-type="float" office:value="61341">
            <text:p>61341</text:p>
          </table:table-cell>
          <table:table-cell table:formula="of:=SUM([.K22:.K24])" office:value-type="float" office:value="283732">
            <text:p>283732</text:p>
          </table:table-cell>
          <table:table-cell table:formula="of:=[.J25]/[.E25]*100" office:value-type="float" office:value="4.81962073801695">
            <text:p>4,81962073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576.7">
            <text:p>5576,7</text:p>
          </table:table-cell>
          <table:table-cell office:value-type="float" office:value="-10846265.7">
            <text:p>-10846265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89.67259274337">
            <text:p>2189,6725927434</text:p>
          </table:table-cell>
          <table:table-cell office:value-type="float" office:value="4416570.70517186">
            <text:p>4416570,7051718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83754052595368">
            <text:p>0,6837540526</text:p>
          </table:table-cell>
          <table:table-cell office:value-type="float" office:value="6924.35272305891">
            <text:p>6924,352723058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48628757022946">
            <text:p>6,486287570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10995828.897656">
            <text:p>310995828,897656</text:p>
          </table:table-cell>
          <table:table-cell office:value-type="float" office:value="143839981.902344">
            <text:p>143839981,9023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54681910824537">
            <text:p>2,546819108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841763520296888">
            <text:p>0,084176352</text:p>
          </table:table-cell>
          <table:table-cell table:formula="of:=TDIST(ABS([.$E$34]);[.$F$30];1)" office:value-type="float" office:value="0.0420881760148444">
            <text:p>0,0420881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6924.35272305891">
            <text:p>6924,352723058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18668.3">
            <text:p>418668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1933.7495425523">
            <text:p>31933,7495425523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86734.550457448">
            <text:p>386734,55045744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50602.049542552">
            <text:p>450602,04954255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24245">
            <text:p>424245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36873.9177892534">
            <text:p>36873,917789253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387371.082210747">
            <text:p>387371,08221074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461118.917789253">
            <text:p>461118,91778925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29821.7">
            <text:p>429821,7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42387.8246862733">
            <text:p>42387,824686273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387433.875313727">
            <text:p>387433,87531372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472209.524686273">
            <text:p>472209,52468627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01938.2">
            <text:p>401938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7.94494017800556">
            <text:p>7,94494017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9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9:34.45</dc:date>
    <dc:creator>Andrzej Bystrzycki</dc:creator>
    <meta:generator>OpenOffice.org/3.3$Win32 OpenOffice.org_project/330m20$Build-9567</meta:generator>
    <meta:editing-duration>PT16M9S</meta:editing-duration>
    <meta:editing-cycles>8</meta:editing-cycles>
    <meta:document-statistic meta:table-count="1" meta:cell-count="223" meta:object-count="0"/>
  </office:meta>
</office:document-meta>
</file>